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846in"/>
    </style:style>
    <style:style style:name="co3" style:family="table-column">
      <style:table-column-properties fo:break-before="auto" style:column-width="2.1764in"/>
    </style:style>
    <style:style style:name="co4" style:family="table-column">
      <style:table-column-properties fo:break-before="auto" style:column-width="3.1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predicho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395" calcext:value-type="float">
            <text:p>6395</text:p>
          </table:table-cell>
          <table:table-cell table:style-name="ce2" office:value-type="float" office:value="369" calcext:value-type="float">
            <text:p>369</text:p>
          </table:table-cell>
          <table:table-cell table:formula="of:=[.E4]+[.F4]" office:value-type="float" office:value="6764" calcext:value-type="float">
            <text:p>676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" office:value-type="float" office:value="1107" calcext:value-type="float">
            <text:p>1107</text:p>
          </table:table-cell>
          <table:table-cell table:style-name="ce3" office:value-type="float" office:value="1178" calcext:value-type="float">
            <text:p>1178</text:p>
          </table:table-cell>
          <table:table-cell table:formula="of:=[.E5]+[.F5]" office:value-type="float" office:value="2285" calcext:value-type="float">
            <text:p>228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[.E4]+[.E5]" office:value-type="float" office:value="7502" calcext:value-type="float">
            <text:p>7502</text:p>
          </table:table-cell>
          <table:table-cell table:formula="of:=[.F4]+[.F5]" office:value-type="float" office:value="1547" calcext:value-type="float">
            <text:p>1547</text:p>
          </table:table-cell>
          <table:table-cell table:formula="of:=[.E6]+[.F6]" office:value-type="float" office:value="9049" calcext:value-type="float">
            <text:p>9049</text:p>
          </table:table-cell>
          <table:table-cell table:formula="of:=[.G4]+[.G5]" office:value-type="float" office:value="9049" calcext:value-type="float">
            <text:p>9049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4]/[.E6]" office:value-type="float" office:value="0.852439349506798" calcext:value-type="float">
            <text:p>0.852439349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F5]/[.F6]" office:value-type="float" office:value="0.76147382029735" calcext:value-type="float">
            <text:p>0.7614738203</text:p>
          </table:table-cell>
          <table:table-cell table:number-columns-repeated="4"/>
        </table:table-row>
        <table:table-row table:style-name="ro1">
          <table:table-cell table:number-columns-repeated="11"/>
          <table:table-cell table:formula="of:=[.F4]/([.F4]+[.F5])" office:value-type="float" office:value="0.23852617970265" calcext:value-type="float">
            <text:p>0.238526179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cro avg</text:p>
          </table:table-cell>
          <table:table-cell table:formula="of:=([.H9]+[.H10])/2" office:value-type="float" office:value="0.806956584902074" calcext:value-type="float">
            <text:p>0.806956584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weighted avg</text:p>
          </table:table-cell>
          <table:table-cell table:formula="of:=([.E4]+[.F5])/[.G6]" office:value-type="float" office:value="0.836888053928611" calcext:value-type="float">
            <text:p>0.8368880539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ce1"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  <table:table-cell table:formula="of:=[.E4]/[.G4]" office:value-type="float" office:value="0.945446481371969" calcext:value-type="float">
            <text:p>0.94544648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5]/[.G5]" office:value-type="float" office:value="0.515536105032823" calcext:value-type="float">
            <text:p>0.515536105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predicho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6763" calcext:value-type="float">
            <text:p>6763</text:p>
          </table:table-cell>
          <table:table-cell table:style-name="ce2" office:value-type="float" office:value="1" calcext:value-type="float">
            <text:p>1</text:p>
          </table:table-cell>
          <table:table-cell table:formula="of:=[.G7]+[.H7]" office:value-type="float" office:value="6764" calcext:value-type="float">
            <text:p>676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float" office:value="2284" calcext:value-type="float">
            <text:p>2284</text:p>
          </table:table-cell>
          <table:table-cell table:style-name="ce3" office:value-type="float" office:value="1" calcext:value-type="float">
            <text:p>1</text:p>
          </table:table-cell>
          <table:table-cell table:formula="of:=[.G8]+[.H8]" office:value-type="float" office:value="2285" calcext:value-type="float">
            <text:p>228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[.G7]+[.G8]" office:value-type="float" office:value="9047" calcext:value-type="float">
            <text:p>9047</text:p>
          </table:table-cell>
          <table:table-cell table:formula="of:=[.H7]+[.H8]" office:value-type="float" office:value="2" calcext:value-type="float">
            <text:p>2</text:p>
          </table:table-cell>
          <table:table-cell table:formula="of:=[.G9]+[.H9]" office:value-type="float" office:value="9049" calcext:value-type="float">
            <text:p>9049</text:p>
          </table:table-cell>
          <table:table-cell table:formula="of:=[.I7]+[.I8]" office:value-type="float" office:value="9049" calcext:value-type="float">
            <text:p>904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precision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7]/[.G9]" office:value-type="float" office:value="0.747540621200398" calcext:value-type="float">
            <text:p>0.7475406212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[.H8]/[.H9]" office:value-type="float" office:value="0.5" calcext:value-type="float">
            <text:p>0.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macro avg</text:p>
          </table:table-cell>
          <table:table-cell table:formula="of:=([.J12]+[.J13])/2" office:value-type="float" office:value="0.623770310600199" calcext:value-type="float">
            <text:p>0.623770310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ccurac</text:p>
          </table:table-cell>
          <table:table-cell table:formula="of:=([.G7]+[.H8])/[.I9]" office:value-type="float" office:value="0.747485910045309" calcext:value-type="float">
            <text:p>0.74748591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 calcext:value-type="string">
            <text:p>recall</text:p>
          </table:table-cell>
          <table:table-cell office:value-type="float" office:value="0" calcext:value-type="float">
            <text:p>0</text:p>
          </table:table-cell>
          <table:table-cell table:formula="of:=[.G7]/[.I7]" office:value-type="float" office:value="0.999852158486103" calcext:value-type="float">
            <text:p>0.999852158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formula="of:=[.H8]/[.I8]" office:value-type="float" office:value="0.000437636761487965" calcext:value-type="float">
            <text:p>0.0004376368</text:p>
          </table:table-cell>
          <table:table-cell table:number-columns-repeated="2"/>
        </table:table-row>
      </table:table>
      <table:table table:name="Sheet3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dicho</text:p>
          </table:table-cell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table:number-columns-repeated="7"/>
          <table:table-cell table:style-name="ce5" office:value-type="string" calcext:value-type="string">
            <text:p>recall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Especificidad Razón de Verdaderos Negativos</text:p>
          </table:table-cell>
          <table:table-cell office:value-type="float" office:value="0" calcext:value-type="float">
            <text:p>0</text:p>
          </table:table-cell>
          <table:table-cell table:formula="of:=[.C5]/[.E5]" office:value-type="float" office:value="0.772727272727273" calcext:value-type="float">
            <text:p>0.7727272727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formula="of:=[.C5]+[.D5]" office:value-type="float" office:value="22" calcext:value-type="float">
            <text:p>22</text:p>
          </table:table-cell>
          <table:table-cell/>
          <table:table-cell table:style-name="ce1" office:value-type="string" calcext:value-type="string">
            <text:p>Sensibilidad <text:s/>Razón de Verdaderos Positivos</text:p>
          </table:table-cell>
          <table:table-cell office:value-type="float" office:value="1" calcext:value-type="float">
            <text:p>1</text:p>
          </table:table-cell>
          <table:table-cell table:formula="of:=[.D6]/[.E6]" office:value-type="float" office:value="0.571428571428571" calcext:value-type="float">
            <text:p>0.571428571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formula="of:=[.C6]+[.D6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[.C5]+[.C6]" office:value-type="float" office:value="20" calcext:value-type="float">
            <text:p>20</text:p>
          </table:table-cell>
          <table:table-cell table:formula="of:=[.D5]+[.D6]" office:value-type="float" office:value="9" calcext:value-type="float">
            <text:p>9</text:p>
          </table:table-cell>
          <table:table-cell table:formula="of:=[.E5]+[.E6]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cu</text:p>
          </table:table-cell>
          <table:table-cell table:formula="of:=([.C5]+[.D6])/[.E7]" office:value-type="float" office:value="0.724137931034483" calcext:value-type="float">
            <text:p>0.724137931</text:p>
          </table:table-cell>
          <table:table-cell/>
          <table:table-cell office:value-type="string" calcext:value-type="string">
            <text:p>presicion</text:p>
          </table:table-cell>
          <table:table-cell office:value-type="float" office:value="0" calcext:value-type="float">
            <text:p>0</text:p>
          </table:table-cell>
          <table:table-cell table:formula="of:=[.C5]/[.C7]" office:value-type="float" office:value="0.85" calcext:value-type="float">
            <text:p>0.85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formula="of:=[.D6]/[.D7]" office:value-type="float" office:value="0.444444444444444" calcext:value-type="float">
            <text:p>0.444444444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p</text:p>
          </table:table-cell>
          <table:table-cell table:formula="of:=[.D6]" office:value-type="float" office:value="4" calcext:value-type="float">
            <text:p>4</text:p>
          </table:table-cell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 calcext:value-type="string">
            <text:p>fp</text:p>
          </table:table-cell>
          <table:table-cell table:formula="of:=[.D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table:formula="of:=[.C5]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n</text:p>
          </table:table-cell>
          <table:table-cell table:formula="of:=[.C6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Y_true</text:p>
          </table:table-cell>
          <table:table-cell office:value-type="string" calcext:value-type="string">
            <text:p>y_pred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p</text:p>
          </table:table-cell>
          <table:table-cell/>
          <table:table-cell table:style-name="ce4" office:value-type="string" calcext:value-type="string">
            <text:p>[0.5]: Es como lanzar una moneda.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</text:p>
          </table:table-cell>
          <table:table-cell/>
          <table:table-cell table:style-name="ce4" office:value-type="string" calcext:value-type="string">
            <text:p>[0.5, 0.6): Test malo.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p</text:p>
          </table:table-cell>
          <table:table-cell/>
          <table:table-cell table:style-name="ce4" office:value-type="string" calcext:value-type="string">
            <text:p>[0.6, 0.75): Test regular.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p</text:p>
          </table:table-cell>
          <table:table-cell/>
          <table:table-cell table:style-name="ce4" office:value-type="string" calcext:value-type="string">
            <text:p>[0.75, 0.9): Test bueno.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</text:p>
          </table:table-cell>
          <table:table-cell/>
          <table:table-cell table:style-name="ce4" office:value-type="string" calcext:value-type="string">
            <text:p>[0.9, 0.97): Test muy bueno.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</text:p>
          </table:table-cell>
          <table:table-cell/>
          <table:table-cell table:style-name="ce4" office:value-type="string" calcext:value-type="string">
            <text:p>[0.97, 1): Test excelente.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p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</text:p>
          </table:table-cell>
          <table:table-cell table:number-columns-repeated="6"/>
        </table:table-row>
      </table:table>
      <table:table table:name="Sheet4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p</text:p>
          </table:table-cell>
          <table:table-cell table:number-columns-repeated="2" office:value-type="string" calcext:value-type="string">
            <text:p>f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p</text:p>
          </table:table-cell>
          <table:table-cell table:number-columns-repeated="2" office:value-type="string" calcext:value-type="string">
            <text:p>fp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6">00/00/0000</text:date>, <text:time style:data-style-name="N2" text:time-value="09:04:51.009617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my Restrepo</meta:initial-creator>
    <meta:creation-date>2019-10-05T12:20:30.874667992</meta:creation-date>
    <dc:date>2019-10-06T11:55:35.269970175</dc:date>
    <dc:creator>Jimmy Restrepo</dc:creator>
    <meta:editing-duration>PT2H16M48S</meta:editing-duration>
    <meta:editing-cycles>16</meta:editing-cycles>
    <meta:generator>LibreOffice/4.3.3.2$Linux_X86_64 LibreOffice_project/430m0$Build-2</meta:generator>
    <meta:document-statistic meta:table-count="4" meta:cell-count="148" meta:object-count="0"/>
  </office:meta>
</office:document-meta>
</file>